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929in"/>
    </style:style>
    <style:style style:name="co2" style:family="table-column">
      <style:table-column-properties fo:break-before="auto" style:column-width="1.1689in"/>
    </style:style>
    <style:style style:name="co3" style:family="table-column">
      <style:table-column-properties fo:break-before="auto" style:column-width="0.5362in"/>
    </style:style>
    <style:style style:name="co4" style:family="table-column">
      <style:table-column-properties fo:break-before="auto" style:column-width="0.3854in"/>
    </style:style>
    <style:style style:name="co5" style:family="table-column">
      <style:table-column-properties fo:break-before="auto" style:column-width="1.147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2543in"/>
    </style:style>
    <style:style style:name="co8" style:family="table-column">
      <style:table-column-properties fo:break-before="auto" style:column-width="1.2972in"/>
    </style:style>
    <style:style style:name="co9" style:family="table-column">
      <style:table-column-properties fo:break-before="auto" style:column-width="1.4047in"/>
    </style:style>
    <style:style style:name="co10" style:family="table-column">
      <style:table-column-properties fo:break-before="auto" style:column-width="0.3429in"/>
    </style:style>
    <style:style style:name="ro1" style:family="table-row">
      <style:table-row-properties style:row-height="0.383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" style:family="table-cell" style:parent-style-name="Default" style:data-style-name="N0"/>
    <style:style style:name="ce3" style:family="table-cell" style:parent-style-name="Default" style:data-style-name="N131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6" style:family="table-cell" style:parent-style-name="Default" style:data-style-name="N11"/>
    <style:style style:name="ce7" style:family="table-cell" style:parent-style-name="Default" style:data-style-name="N131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11"/>
        <table:table-column table:style-name="co5" table:default-cell-style-name="ce3"/>
        <table:table-column table:style-name="co6" table:default-cell-style-name="ce6"/>
        <table:table-column table:style-name="co6" table:default-cell-style-name="Default"/>
        <table:table-column table:style-name="co7" table:default-cell-style-name="ce7"/>
        <table:table-column table:style-name="co8" table:default-cell-style-name="ce7"/>
        <table:table-column table:style-name="co9" table:default-cell-style-name="ce3"/>
        <table:table-column table:style-name="co10" table:default-cell-style-name="Default"/>
        <table:table-column table:style-name="co6" table:default-cell-style-name="ce4"/>
        <table:table-row table:style-name="ro1">
          <table:table-cell table:style-name="ce1" office:value-type="string" calcext:value-type="string">
            <text:p>ДАТА КУПІВЛІ</text:p>
          </table:table-cell>
          <table:table-cell table:style-name="ce1" office:value-type="string" calcext:value-type="string">
            <text:p>СУМА КУПІВЛІ</text:p>
          </table:table-cell>
          <table:table-cell table:style-name="ce4" office:value-type="string" calcext:value-type="string">
            <text:p>НАЗВА ОБЛІГАЦІЇ</text:p>
          </table:table-cell>
          <table:table-cell table:style-name="ce4" office:value-type="string" calcext:value-type="string">
            <text:p>К-ТЬ</text:p>
          </table:table-cell>
          <table:table-cell table:style-name="ce5" office:value-type="string" calcext:value-type="string">
            <text:p>ЗАГ. СУМА КУПІВЛІ</text:p>
          </table:table-cell>
          <table:table-cell table:style-name="ce1" office:value-type="string" calcext:value-type="string">
            <text:p>РІЧНА ДОХІДНІСТЬ</text:p>
          </table:table-cell>
          <table:table-cell table:style-name="ce5" office:value-type="string" calcext:value-type="string">
            <text:p>ДАТА ПРОДАЖУ</text:p>
          </table:table-cell>
          <table:table-cell table:style-name="ce1" office:value-type="string" calcext:value-type="string">
            <text:p><text:s/>СУМА ПРОДАЖУ</text:p>
          </table:table-cell>
          <table:table-cell table:style-name="ce1" office:value-type="string" calcext:value-type="string">
            <text:p>ЗАГ. СУМА ПРОДАЖУ</text:p>
          </table:table-cell>
          <table:table-cell table:style-name="ce1" office:value-type="string" calcext:value-type="string">
            <text:p>ЗАГАЛЬНА ДОХІДНІСТЬ</text:p>
          </table:table-cell>
          <table:table-cell/>
          <table:table-cell office:value-type="string" calcext:value-type="string">
            <text:p>ПАРТНЕР</text:p>
          </table:table-cell>
        </table:table-row>
        <table:table-row table:style-name="ro2">
          <table:table-cell table:style-name="ce2" office:value-type="string" calcext:value-type="string">
            <text:p>17.07.2025</text:p>
          </table:table-cell>
          <table:table-cell office:value-type="currency" office:currency="UAH" office:value="1006.91" calcext:value-type="currency">
            <text:p>1,006.91 UAH</text:p>
          </table:table-cell>
          <table:table-cell office:value-type="string" calcext:value-type="string">
            <text:p>Лівадія</text:p>
          </table:table-cell>
          <table:table-cell table:style-name="ce4" office:value-type="float" office:value="2" calcext:value-type="float">
            <text:p>2</text:p>
          </table:table-cell>
          <table:table-cell table:formula="of:=[.B2]*[.D2]" office:value-type="currency" office:currency="UAH" office:value="2013.82" calcext:value-type="currency">
            <text:p>2,013.82 UAH</text:p>
          </table:table-cell>
          <table:table-cell office:value-type="percentage" office:value="0.175" calcext:value-type="percentage">
            <text:p>17.50%</text:p>
          </table:table-cell>
          <table:table-cell table:style-name="ce2" office:value-type="string" calcext:value-type="string">
            <text:p>09.06.2027</text:p>
          </table:table-cell>
          <table:table-cell office:value-type="currency" office:currency="UAH" office:value="1324" calcext:value-type="currency">
            <text:p>1,324.00 UAH</text:p>
          </table:table-cell>
          <table:table-cell table:formula="of:=[.D2]*[.H2]" office:value-type="currency" office:currency="UAH" office:value="2648" calcext:value-type="currency">
            <text:p>2,648.00 UAH</text:p>
          </table:table-cell>
          <table:table-cell table:formula="of:=[.I2]-[.E2]" office:value-type="currency" office:currency="UAH" office:value="634.18" calcext:value-type="currency">
            <text:p>634.18 UAH</text:p>
          </table:table-cell>
          <table:table-cell/>
          <table:table-cell office:value-type="string" calcext:value-type="string">
            <text:p>ICU</text:p>
          </table:table-cell>
        </table:table-row>
        <table:table-row table:style-name="ro2">
          <table:table-cell table:style-name="ce2" office:value-type="string" calcext:value-type="string">
            <text:p>22.08.2025</text:p>
          </table:table-cell>
          <table:table-cell office:value-type="currency" office:currency="UAH" office:value="1059.76" calcext:value-type="currency">
            <text:p>1,059.76 UAH</text:p>
          </table:table-cell>
          <table:table-cell office:value-type="string" calcext:value-type="string">
            <text:p>Бахмут</text:p>
          </table:table-cell>
          <table:table-cell office:value-type="float" office:value="1" calcext:value-type="float">
            <text:p>1</text:p>
          </table:table-cell>
          <table:table-cell office:value-type="currency" office:currency="UAH" office:value="1059.76" calcext:value-type="currency">
            <text:p>1,059.76 UAH</text:p>
          </table:table-cell>
          <table:table-cell office:value-type="percentage" office:value="0.169" calcext:value-type="percentage">
            <text:p>16.90%</text:p>
          </table:table-cell>
          <table:table-cell office:value-type="string" calcext:value-type="string">
            <text:p>14.10.2026</text:p>
          </table:table-cell>
          <table:table-cell table:number-columns-repeated="2" office:value-type="currency" office:currency="UAH" office:value="1245.25" calcext:value-type="currency">
            <text:p>1,245.25 UAH</text:p>
          </table:table-cell>
          <table:table-cell table:formula="of:=[.I3]-[.E3]" office:value-type="currency" office:currency="UAH" office:value="185.49" calcext:value-type="currency">
            <text:p>185.49 UAH</text:p>
          </table:table-cell>
          <table:table-cell/>
          <table:table-cell office:value-type="string" calcext:value-type="string">
            <text:p>ICU</text:p>
          </table:table-cell>
        </table:table-row>
        <table:table-row table:style-name="ro2">
          <table:table-cell office:value-type="string" calcext:value-type="string">
            <text:p>05.09.2025</text:p>
          </table:table-cell>
          <table:table-cell office:value-type="currency" office:currency="UAH" office:value="1033.46" calcext:value-type="currency">
            <text:p>1,033.46 UAH</text:p>
          </table:table-cell>
          <table:table-cell office:value-type="string" calcext:value-type="string">
            <text:p>Лівадія</text:p>
          </table:table-cell>
          <table:table-cell office:value-type="float" office:value="12" calcext:value-type="float">
            <text:p>12</text:p>
          </table:table-cell>
          <table:table-cell office:value-type="currency" office:currency="UAH" office:value="12401.52" calcext:value-type="currency">
            <text:p>12,401.52 UAH</text:p>
          </table:table-cell>
          <table:table-cell office:value-type="percentage" office:value="0.173" calcext:value-type="percentage">
            <text:p>17.30%</text:p>
          </table:table-cell>
          <table:table-cell office:value-type="string" calcext:value-type="string">
            <text:p>09.06.2027</text:p>
          </table:table-cell>
          <table:table-cell office:value-type="currency" office:currency="UAH" office:value="1324" calcext:value-type="currency">
            <text:p>1,324.00 UAH</text:p>
          </table:table-cell>
          <table:table-cell office:value-type="currency" office:currency="UAH" office:value="15888" calcext:value-type="currency">
            <text:p>15,888.00 UAH</text:p>
          </table:table-cell>
          <table:table-cell table:formula="of:=[.I4]-[.E4]" office:value-type="currency" office:currency="UAH" office:value="3486.48" calcext:value-type="currency">
            <text:p>3,486.48 UAH</text:p>
          </table:table-cell>
          <table:table-cell/>
          <table:table-cell office:value-type="string" calcext:value-type="string">
            <text:p>ICU</text:p>
          </table:table-cell>
        </table:table-row>
        <table:table-row table:style-name="ro2">
          <table:table-cell office:value-type="string" calcext:value-type="string">
            <text:p>29.09.2026</text:p>
          </table:table-cell>
          <table:table-cell office:value-type="currency" office:currency="UAH" office:value="1059.33" calcext:value-type="currency">
            <text:p>1,059.33 UAH</text:p>
          </table:table-cell>
          <table:table-cell office:value-type="string" calcext:value-type="string">
            <text:p>UA4000235782</text:p>
          </table:table-cell>
          <table:table-cell office:value-type="float" office:value="1" calcext:value-type="float">
            <text:p>1</text:p>
          </table:table-cell>
          <table:table-cell office:value-type="currency" office:currency="UAH" office:value="1059.33" calcext:value-type="currency">
            <text:p>1,059.33 UAH</text:p>
          </table:table-cell>
          <table:table-cell office:value-type="percentage" office:value="0.185" calcext:value-type="percentage">
            <text:p>18.50%</text:p>
          </table:table-cell>
          <table:table-cell office:value-type="string" calcext:value-type="string">
            <text:p>29.11.2028</text:p>
          </table:table-cell>
          <table:table-cell table:number-columns-repeated="2" office:value-type="currency" office:currency="UAH" office:value="1623" calcext:value-type="currency">
            <text:p>1,623.00 UAH</text:p>
          </table:table-cell>
          <table:table-cell table:formula="of:=[.I5]-[.E5]" office:value-type="currency" office:currency="UAH" office:value="563.67" calcext:value-type="currency">
            <text:p>563.67 UAH</text:p>
          </table:table-cell>
          <table:table-cell/>
          <table:table-cell table:style-name="Default" office:value-type="string" calcext:value-type="string">
            <text:p>Приватбанк</text:p>
          </table:table-cell>
        </table:table-row>
        <table:table-row table:style-name="ro2"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/>
        </table:table-row>
        <table:table-row table:style-name="ro2">
          <table:table-cell/>
          <table:table-cell table:style-name="Default"/>
          <table:table-cell/>
          <table:table-cell table:formula="of:=SUM([.D2:.D5])" office:value-type="float" office:value="16" calcext:value-type="float">
            <text:p>16</text:p>
          </table:table-cell>
          <table:table-cell table:style-name="Default"/>
          <table:table-cell table:formula="of:=AVERAGE([.F2:.F5])" office:value-type="percentage" office:value="0.1755" calcext:value-type="percentage">
            <text:p>17.55%</text:p>
          </table:table-cell>
          <table:table-cell/>
          <table:table-cell table:style-name="Default" table:number-columns-repeated="2"/>
          <table:table-cell table:style-name="ce11" table:formula="of:=SUM([.J2:.J5])" office:value-type="float" office:value="4869.82" calcext:value-type="float">
            <text:p>4869.82</text:p>
          </table:table-cell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>UAH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UAH</number:currency-symbol>
      <style:map style:condition="value()&gt;=0" style:apply-style-name="N130P0"/>
    </number:currency-style>
    <number:currency-style style:name="N131P0" style:volatile="true">
      <number:number number:decimal-places="2" number:min-decimal-places="2" number:min-integer-digits="1" number:grouping="true"/>
      <number:text> </number:text>
      <number:currency-symbol>UAH</number:currency-symbol>
    </number:currency-style>
    <number:currency-style style:name="N131">
      <number:text>-</number:text>
      <number:number number:decimal-places="2" number:min-decimal-places="2" number:min-integer-digits="1" number:grouping="true"/>
      <number:text> </number:text>
      <number:currency-symbol>UAH</number:currency-symbol>
      <style:map style:condition="value()&gt;=0" style:apply-style-name="N13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 style:data-style-name="N2" text:time-value="21:08:17.9052587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7T11:56:32.235375700</meta:creation-date>
    <dc:date>2025-10-01T21:28:43.109607300</dc:date>
    <meta:editing-duration>PT1H30M33S</meta:editing-duration>
    <meta:editing-cycles>7</meta:editing-cycles>
    <meta:generator>LibreOffice/25.2.5.2$Windows_X86_64 LibreOffice_project/03d19516eb2e1dd5d4ccd751a0d6f35f35e08022</meta:generator>
    <meta:document-statistic meta:table-count="1" meta:cell-count="58" meta:object-count="0"/>
  </office:meta>
</office:document-meta>
</file>